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6d7f" officeooo:paragraph-rsid="000f6d7f"/>
    </style:style>
    <style:style style:name="P2" style:family="paragraph" style:parent-style-name="Text_20_body">
      <style:text-properties officeooo:rsid="000f6d7f" officeooo:paragraph-rsid="001088a4"/>
    </style:style>
    <style:style style:name="P3" style:family="paragraph" style:parent-style-name="Text_20_body">
      <style:text-properties officeooo:rsid="001088a4" officeooo:paragraph-rsid="001088a4"/>
    </style:style>
    <style:style style:name="P4" style:family="paragraph" style:parent-style-name="Text_20_body" style:list-style-name="L1">
      <style:text-properties officeooo:rsid="00118db6" officeooo:paragraph-rsid="000f6d7f"/>
    </style:style>
    <style:style style:name="P5" style:family="paragraph" style:parent-style-name="Text_20_body" style:list-style-name="L2">
      <style:text-properties officeooo:rsid="00118db6" officeooo:paragraph-rsid="000f6d7f"/>
    </style:style>
    <style:style style:name="P6" style:family="paragraph" style:parent-style-name="Text_20_body" style:list-style-name="L3">
      <style:text-properties officeooo:rsid="00118db6" officeooo:paragraph-rsid="000f6d7f"/>
    </style:style>
    <style:style style:name="P7" style:family="paragraph" style:parent-style-name="Text_20_body" style:list-style-name="L4">
      <style:text-properties officeooo:rsid="000f6d7f" officeooo:paragraph-rsid="000f6d7f"/>
    </style:style>
    <style:style style:name="P8" style:family="paragraph" style:parent-style-name="Text_20_body" style:list-style-name="L4">
      <style:text-properties officeooo:rsid="000f6d7f" officeooo:paragraph-rsid="001088a4"/>
    </style:style>
    <style:style style:name="P9" style:family="paragraph" style:parent-style-name="Text_20_body">
      <style:text-properties officeooo:rsid="000f6d7f" officeooo:paragraph-rsid="000f6d7f"/>
    </style:style>
    <style:style style:name="P10" style:family="paragraph" style:parent-style-name="Text_20_body" style:list-style-name="L6">
      <style:text-properties officeooo:rsid="000f6d7f" officeooo:paragraph-rsid="000f6d7f"/>
    </style:style>
    <style:style style:name="P11" style:family="paragraph" style:parent-style-name="Text_20_body" style:list-style-name="L4">
      <style:text-properties officeooo:rsid="001011c4" officeooo:paragraph-rsid="00118db6"/>
    </style:style>
    <style:style style:name="P12" style:family="paragraph" style:parent-style-name="Text_20_body">
      <style:text-properties officeooo:rsid="0014c5bc" officeooo:paragraph-rsid="0014c5bc"/>
    </style:style>
    <style:style style:name="P13" style:family="paragraph" style:parent-style-name="Text_20_body" style:list-style-name="L5">
      <style:text-properties officeooo:rsid="0014c5bc" officeooo:paragraph-rsid="0014c5bc"/>
    </style:style>
    <style:style style:name="P14" style:family="paragraph" style:parent-style-name="Text_20_body" style:list-style-name="L6">
      <style:text-properties officeooo:rsid="00173712" officeooo:paragraph-rsid="00173712"/>
    </style:style>
    <style:style style:name="P15" style:family="paragraph" style:parent-style-name="Heading_20_1">
      <style:text-properties officeooo:rsid="00118db6" officeooo:paragraph-rsid="00118db6"/>
    </style:style>
    <style:style style:name="T1" style:family="text">
      <style:text-properties officeooo:rsid="00104e20"/>
    </style:style>
    <style:style style:name="T2" style:family="text">
      <style:text-properties officeooo:rsid="00118db6"/>
    </style:style>
    <style:style style:name="T3" style:family="text">
      <style:text-properties officeooo:rsid="0013785b"/>
    </style:style>
    <style:style style:name="T4" style:family="text">
      <style:text-properties officeooo:rsid="00165a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kel git workflow</text:p>
      <text:p text:style-name="Text_20_body"/>
      <text:p text:style-name="P1">Dette dokumentet beskriver en workflow som er enklere enn git-flow og er støttet av et sett med aliaser.</text:p>
      <text:p text:style-name="P1"/>
      <text:p text:style-name="P1">prinsipper:</text:p>
      <text:list xml:id="list6539982333893947545" text:style-name="L1">
        <text:list-item>
          <text:p text:style-name="P4">Masterbranch deles av flere, og inneholder releaser, hotfixer, og alt i mellom.</text:p>
        </text:list-item>
      </text:list>
      <text:list xml:id="list6881082457552159548" text:style-name="L2">
        <text:list-item>
          <text:p text:style-name="P5">Tag med versjonsnummer brukes for å identifisere en release.</text:p>
        </text:list-item>
      </text:list>
      <text:list xml:id="list5180749907555762705" text:style-name="L3">
        <text:list-item>
          <text:p text:style-name="P6">Alt arbeide legges til master uten å bruke merge-committ. dette krever at alle committer har gode kommentarer og inneholder spagetti. Dvs man gjør gjerne en ryddejobb før man legge committs til master-branchen.</text:p>
        </text:list-item>
      </text:list>
      <text:p text:style-name="P1"/>
      <text:p text:style-name="P1"/>
      <text:p text:style-name="P1">usecase'er:</text:p>
      <text:p text:style-name="P1"/>
      <text:list xml:id="list1358339580235668966" text:style-name="L6">
        <text:list-item>
          <text:p text:style-name="P10">sette opp <text:span text:style-name="T2">egen konfigurasjon, og enten nytt </text:span>git repository <text:span text:style-name="T2">eller klone ett</text:span></text:p>
        </text:list-item>
        <text:list-item>
          <text:p text:style-name="P14">se historien</text:p>
        </text:list-item>
        <text:list-item>
          <text:p text:style-name="P14">sette opp git</text:p>
        </text:list-item>
      </text:list>
      <text:p text:style-name="P1"/>
      <text:h text:style-name="P15" text:outline-level="1">Use case: join ongoing project</text:h>
      <text:h text:style-name="Heading_20_2" text:outline-level="2">precondition</text:h>
      <text:p text:style-name="P2">det er allerede satt opp et repo og utviklingen har startet. det er flere (&lt;5) personer som bidrar parallellt.</text:p>
      <text:h text:style-name="Heading_20_2" text:outline-level="2">posticondition</text:h>
      <text:p text:style-name="P3">en lineær historie av committer som hver for seg beskriver en logisk endring, har beskrivende committ-meldinger, og er egnet til å reviewe.</text:p>
      <text:h text:style-name="Heading_20_2" text:outline-level="2">Scenario</text:h>
      <text:list xml:id="list6926675638567159486" text:style-name="L4">
        <text:list-item>
          <text:p text:style-name="P7">Ny utvikler I prosjektet (Per) kloner master branchen i repositoriet <text:span text:style-name="T2">(git clone)</text:span>. <text:span text:style-name="T2">Han har nå latest-</text:span><text:soft-page-break/><text:span text:style-name="T2">and-greatest av kode.</text:span></text:p>
        </text:list-item>
        <text:list-item>
          <text:p text:style-name="P7">Per setter opp navn og email (alias: git setupglobals)</text:p>
        </text:list-item>
        <text:list-item>
          <text:p text:style-name="P7">Per lager seg en ny branch for å jobbe i (alias: git cob "FUNCTION_A)</text:p>
        </text:list-item>
        <text:list-item>
          <text:p text:style-name="P7">Per koder i vei og committer endringer hyppig <text:span text:style-name="T2">(Alias: git cm “endring x” ) </text:span>før han er fornøyd. <text:span text:style-name="T3">For å gjøre det mulig å få en ren historie, adder han bare endringer som hører sammen til samme commit (Alias: git ap filnavn)</text:span> resultatet er 15 committer i FUNCTION_A som er <text:span text:style-name="T3">I litt rar rekkefølge og har potensiale til å squashes sammen.</text:span></text:p>
        </text:list-item>
        <text:list-item>
          <text:p text:style-name="P8">Per rydder opp! Han bytter rekkefølge på committer og squasher dem sammen der det er naturlig (Alias: git ri HEAD~15). Han passer også på å gi beskrivende commit-meldinger. Per har nå en ryddig og oversiktelig FUNCTION_A branch med <text:span text:style-name="T2">3</text:span> committer, <text:span text:style-name="T3">som hver og en beskriver en logisk del av koden.</text:span></text:p>
        </text:list-item>
        <text:list-item>
          <text:p text:style-name="P11">Per må nå få committene I FUNCTION_A over I master-branchen. <text:span text:style-name="T1">Siden han hentet ned master-branchen har utvikler Pål lagt til en committ. Per sin master branch er en commit bak og han vet ikke dette. Per unngår likevel at det skapes en merge-commit ved å rebase sine committer på Pål sine (Alias: git pr origin master). Deretter pusher han de tre committene til serveren (git push). Resultatet er en lineær master-branch.</text:span></text:p>
        </text:list-item>
      </text:list>
      <text:p text:style-name="P1"/>
      <text:p text:style-name="P1"/>
      <text:h text:style-name="Heading_20_1" text:outline-level="1">Use case: avbryte arbeide og gå tilbake</text:h>
      <text:h text:style-name="Heading_20_2" text:outline-level="2">Precondition</text:h>
      <text:p text:style-name="P12">Utvikler Per har jobbet en halv dag på et spor som så lovende ut. Alle endringene ligger I working directory.</text:p>
      <text:h text:style-name="Heading_20_2" text:outline-level="2">Postcondition</text:h>
      <text:p text:style-name="P12">Working directory er satt tilbake til forrige committ. Det finnes likevel en commit uten ref som Per kan finne tilbake til hvis han angrer. Han kan da bruke 'git reflog' til å finne sha1 summen til WIPE SAVEPOINT, og <text:span text:style-name="T4">kjøre 'git checkout' på</text:span> denne.</text:p>
      <text:h text:style-name="Heading_20_2" text:outline-level="2">Scenario:</text:h>
      <text:list xml:id="list4202653175932171007" text:style-name="L5">
        <text:list-item>
          <text:p text:style-name="P13">Per skjønner at dette sporet ikke fører noen vei, han har derfor behov for å gå tilbake til siste commit.</text:p>
        </text:list-item>
        <text:list-item>
          <text:p text:style-name="P13">Per tilbakestiller working directory til forrige committ (Alias: git wipe), men sørger for at det finnes en commit utenfor branchene hans som han kan finne tibake til hvis han angrer.</text:p>
        </text:list-item>
      </text:list>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01:35:15.241591770</meta:creation-date>
    <dc:date>2016-06-15T09:28:41.073649416</dc:date>
    <meta:editing-duration>PT37M3S</meta:editing-duration>
    <meta:editing-cycles>7</meta:editing-cycles>
    <meta:generator>LibreOffice/4.3.3.2$Linux_x86 LibreOffice_project/430m0$Build-2</meta:generator>
    <meta:document-statistic meta:table-count="0" meta:image-count="0" meta:object-count="0" meta:page-count="3" meta:paragraph-count="30" meta:word-count="503" meta:character-count="2931" meta:non-whitespace-character-count="2472"/>
  </office:meta>
</office:document-meta>
</file>